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. ABOUT THIS APPLICATION</text:p>
      <text:p text:style-name="Standard">******************************************</text:p>
      <text:p text:style-name="Standard"/>
      <text:p text:style-name="Standard">The Aim of this Application is "Generic JavaScript Form Validation Functions "</text:p>
      <text:p text:style-name="Standard"/>
      <text:p text:style-name="Standard"><text:tab/><text:tab/>In this source code i create a form that validates the fields using javaScript, Upon successful validation, a Congratulations message should be showed on top of form and a progress bar should also be shown on top basing on the number of HTML form elements successfully filled:</text:p>
      <text:p text:style-name="Standard"/>
      <text:p text:style-name="Standard"/>
      <text:p text:style-name="Standard">Here is the example fields i choose:</text:p>
      <text:p text:style-name="Standard"/>
      <text:p text:style-name="Standard">Application Form:</text:p>
      <text:p text:style-name="Standard"/>
      <text:p text:style-name="Standard">Account Information<text:tab/>&lt;Legend&gt;</text:p>
      <text:p text:style-name="Standard"/>
      <text:p text:style-name="Standard">Username*<text:tab/>&lt;Text Box&gt; [Length - Min: 5 chars: Max: 8 chars; Type: Alphanumeric]</text:p>
      <text:p text:style-name="Standard"/>
      <text:p text:style-name="Standard">Password*<text:tab/>&lt;Text Box&gt; [Decoded; Length - Max: 6 chars; Type: Alphanumeric]</text:p>
      <text:p text:style-name="Standard"/>
      <text:p text:style-name="Standard"/>
      <text:p text:style-name="Standard">Profile Information<text:tab/>&lt;Legend&gt;</text:p>
      <text:p text:style-name="Standard"/>
      <text:p text:style-name="Standard">First Name* <text:tab/>&lt;Text Box&gt; [Length - Min: 2 chars: Max: 6 chars] </text:p>
      <text:p text:style-name="Standard"/>
      <text:p text:style-name="Standard">Last Name*<text:tab/>&lt;Text Box&gt; [Length - Min: 2 chars: Max: 15 chars] </text:p>
      <text:p text:style-name="Standard"/>
      <text:p text:style-name="Standard">Profile Pic*<text:tab/>&lt;File Upload&gt; [Type: jpg/gif/png]</text:p>
      <text:p text:style-name="Standard"/>
      <text:p text:style-name="Standard">Gender*<text:tab/>&lt;Radio Buttons&gt; [Male/Female; Default: Male]</text:p>
      <text:p text:style-name="Standard"/>
      <text:p text:style-name="Standard">Date of Birth*<text:tab/>&lt;Select Boxes&gt; [Day/Month/Year]</text:p>
      <text:p text:style-name="Standard"/>
      <text:p text:style-name="Standard">Hobbies*<text:tab/>&lt;Check Boxes&gt; [Painting/Singing/Traveling/Dancing/Gardening/Others]</text:p>
      <text:p text:style-name="Standard"/>
      <text:p text:style-name="Standard">Have been to*<text:tab/>&lt;Multiple Select box&gt; [Countries List]</text:p>
      <text:p text:style-name="Standard"/>
      <text:p text:style-name="Standard"/>
      <text:p text:style-name="Standard">Contact Information<text:tab/>&lt;Legend&gt;</text:p>
      <text:p text:style-name="Standard"/>
      <text:p text:style-name="Standard">Phone * <text:tab/>&lt;Text Box&gt; [Format: + 91 (990)-824-7888] </text:p>
      <text:p text:style-name="Standard"><text:tab/><text:tab/><text:tab/><text:tab/><text:tab/><text:tab/><text:tab/><text:tab/><text:tab/><text:tab/></text:p>
      <text:p text:style-name="Standard"/>
      <text:p text:style-name="Standard"/>
      <text:p text:style-name="Standard"><text:tab/><text:tab/>[Submit button]</text:p>
      <text:p text:style-name="Standard"/>
      <text:p text:style-name="Standard"/>
      <text:p text:style-name="Standard"><text:soft-page-break/></text:p>
      <text:p text:style-name="Standard">2. WHAT THIS APPLICATION CONTAINS</text:p>
      <text:p text:style-name="Standard">******************************************</text:p>
      <text:p text:style-name="Standard"/>
      <text:p text:style-name="Standard">Below is a list of files released as part of this build.</text:p>
      <text:p text:style-name="Standard"/>
      <text:list xml:id="list29581141" text:style-name="L1">
        <text:list-item>
          <text:p text:style-name="P1"><text:s/>index.html - This is the file for Registration form. We took care to include all the various HTML elements in this form( textbox ,single combo , multi combo, Radio buttons, check box, file upload) </text:p>
        </text:list-item>
      </text:list>
      <text:p text:style-name="Standard"><text:tab/>and provided respective javasript validations.</text:p>
      <text:p text:style-name="Standard"/>
      <text:p text:style-name="Standard"/>
      <text:list xml:id="list29592579" text:style-name="L2">
        <text:list-item>
          <text:p text:style-name="P2"><text:s/>style.css - this file contains the <text:s/>StyleSheet used to beautify our Application.</text:p>
        </text:list-item>
      </text:list>
      <text:p text:style-name="Standard"/>
      <text:list xml:id="list29565938" text:style-name="L3">
        <text:list-item>
          <text:p text:style-name="P3"><text:s/>validation.js - this file contains Generic javascript validation code.</text:p>
        </text:list-item>
      </text:list>
      <text:p text:style-name="Standard"/>
      <text:list xml:id="list29568331" text:style-name="L4">
        <text:list-item>
          <text:p text:style-name="P4">/img - this folder contains all relevant images included in this sample.</text:p>
        </text:list-item>
      </text:list>
      <text:p text:style-name="Standard"/>
      <text:list xml:id="list29580543" text:style-name="L5">
        <text:list-item>
          <text:p text:style-name="P5">/assets - this folder contains all js &amp; css file that is included in the applic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heema s</meta:initial-creator>
    <meta:creation-date>2012-08-24T11:51:03.84</meta:creation-date>
    <dc:date>2012-08-28T09:46:50.56</dc:date>
    <dc:creator>bheema s</dc:creator>
    <meta:editing-duration>PT00H16M59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2" meta:paragraph-count="30" meta:word-count="281" meta:character-count="1873"/>
  </office:meta>
</office:document-meta>
</file>